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fill="solid" draw:fill-color="#ffff99" draw:textarea-horizontal-align="left" draw:textarea-vertical-align="top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00b8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left" draw:textarea-vertical-align="top"/>
    </style:style>
    <style:style style:name="gr14" style:family="graphic" style:parent-style-name="standard">
      <style:graphic-properties draw:fill="solid" draw:fill-color="#00b8ff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7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3.7cm" svg:height="4.957cm" svg:x="2.3cm" svg:y="7.7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5"/></text:p>
          <text:p text:style-name="P1"><text:span text:style-name="T5"/></text:p>
        </draw:rect>
        <draw:rect draw:style-name="gr2" draw:text-style-name="P4" xml:id="id31" draw:id="id31" draw:layer="layout" svg:width="3.7cm" svg:height="0.61cm" svg:x="2.3cm" svg:y="7.1cm">
          <text:p text:style-name="P3"><text:span text:style-name="T2">Test Case</text:span></text:p>
        </draw:rect>
        <draw:rect draw:style-name="gr1" draw:text-style-name="P6" draw:layer="layout" svg:width="3.3cm" svg:height="2.595cm" svg:x="17.663cm" svg:y="4.3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29" draw:id="id29" draw:layer="layout" svg:width="3.3cm" svg:height="0.61cm" svg:x="17.663cm" svg:y="3.7cm">
          <text:p text:style-name="P3"><text:span text:style-name="T2">Event</text:span></text:p>
        </draw:rect>
        <draw:rect draw:style-name="gr1" draw:text-style-name="P2" xml:id="id47" draw:id="id47" draw:layer="layout" svg:width="3.269cm" svg:height="3cm" svg:x="13.2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3.231cm" svg:y="2.3cm">
          <text:p text:style-name="P3"><text:span text:style-name="T2">Test Event</text:span></text:p>
        </draw:rect>
        <draw:rect draw:style-name="gr8" draw:text-style-name="P2" draw:layer="layout" svg:width="5cm" svg:height="3.5cm" svg:x="21.9cm" svg:y="5.6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3" draw:id="id33" draw:layer="layout" svg:width="5cm" svg:height="0.5cm" svg:x="21.9cm" svg:y="5.1cm">
          <text:p text:style-name="P3"><text:span text:style-name="T2">Event Type</text:span></text:p>
        </draw:rect>
        <draw:circle draw:style-name="gr3" draw:text-style-name="P3" xml:id="id28" draw:id="id28" draw:layer="layout" svg:width="0.229cm" svg:height="0.229cm" svg:x="14.931cm" svg:y="3.9cm">
          <text:p/>
        </draw:circle>
        <draw:connector draw:style-name="gr4" draw:text-style-name="P3" draw:layer="layout" draw:type="curve" svg:x1="15.16cm" svg:y1="4.014cm" svg:x2="17.663cm" svg:y2="4.005cm" draw:start-shape="id28" draw:start-glue-point="1" draw:end-shape="id29" draw:end-glue-point="3" svg:d="m15160 4014c1878 0 627-9 2503-9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875cm">
          <draw:text-box>
            <text:p><text:span text:style-name="T3">version 3.02</text:span></text:p>
          </draw:text-box>
        </draw:frame>
        <draw:circle draw:style-name="gr3" draw:text-style-name="P3" xml:id="id30" draw:id="id30" draw:layer="layout" svg:width="0.229cm" svg:height="0.229cm" svg:x="13.1cm" svg:y="3.48cm">
          <text:p/>
        </draw:circle>
        <draw:connector draw:style-name="gr4" draw:text-style-name="P3" draw:layer="layout" draw:type="curve" svg:x1="13.1cm" svg:y1="3.594cm" svg:x2="4.15cm" svg:y2="7.1cm" draw:start-shape="id30" draw:start-glue-point="3" draw:end-shape="id31" draw:end-glue-point="0" svg:d="m13100 3594c-5967 0-8950 1168-8950 3506">
          <text:p/>
        </draw:connector>
        <draw:circle draw:style-name="gr3" draw:text-style-name="P3" xml:id="id32" draw:id="id32" draw:layer="layout" svg:width="0.229cm" svg:height="0.229cm" svg:x="20.8cm" svg:y="5.239cm">
          <text:p/>
        </draw:circle>
        <draw:connector draw:style-name="gr4" draw:text-style-name="P3" draw:layer="layout" draw:type="curve" svg:x1="21.029cm" svg:y1="5.353cm" svg:x2="21.9cm" svg:y2="5.35cm" draw:start-shape="id32" draw:start-glue-point="1" draw:end-shape="id33" draw:end-glue-point="3" svg:d="m21029 5353c654 0 219-3 871-3">
          <text:p/>
        </draw:connector>
        <draw:rect draw:style-name="gr9" draw:text-style-name="P2" draw:layer="layout" svg:width="4cm" svg:height="1.1cm" svg:x="7.7cm" svg:y="12.9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5" draw:id="id35" draw:layer="layout" svg:width="4cm" svg:height="0.61cm" svg:x="7.7cm" svg:y="12.3cm">
          <text:p text:style-name="P3"><text:span text:style-name="T2">Evaluation Type</text:span></text:p>
        </draw:rect>
        <draw:rect draw:style-name="gr9" draw:text-style-name="P2" draw:layer="layout" svg:width="4cm" svg:height="1.1cm" svg:x="7.7cm" svg:y="14.9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7.7cm" svg:y="14.3cm">
          <text:p text:style-name="P3"><text:span text:style-name="T2">Forecast Type</text:span></text:p>
        </draw:rect>
        <draw:circle draw:style-name="gr10" draw:text-style-name="P3" xml:id="id34" draw:id="id34" draw:layer="layout" svg:width="0.229cm" svg:height="0.229cm" svg:x="5.886cm" svg:y="11.4cm">
          <text:p/>
        </draw:circle>
        <draw:connector draw:style-name="gr4" draw:text-style-name="P3" draw:layer="layout" draw:type="curve" svg:x1="6.115cm" svg:y1="11.514cm" svg:x2="9.7cm" svg:y2="12.3cm" draw:start-shape="id34" draw:start-glue-point="1" draw:end-shape="id35" draw:end-glue-point="0" svg:d="m6115 11514c2390 0 3585 262 3585 786">
          <text:p/>
        </draw:connector>
        <draw:circle draw:style-name="gr10" draw:text-style-name="P3" xml:id="id36" draw:id="id36" draw:layer="layout" svg:width="0.229cm" svg:height="0.229cm" svg:x="5.886cm" svg:y="11.8cm">
          <text:p/>
        </draw:circle>
        <draw:connector draw:style-name="gr4" draw:text-style-name="P3" draw:layer="layout" draw:type="curve" svg:x1="6.115cm" svg:y1="11.914cm" svg:x2="7.7cm" svg:y2="14.605cm" draw:start-shape="id36" draw:start-glue-point="1" draw:end-shape="id37" draw:end-glue-point="3" svg:d="m6115 11914c1189 0 397 2691 1585 2691">
          <text:p/>
        </draw:connector>
        <draw:rect draw:style-name="gr1" draw:text-style-name="P2" draw:layer="layout" svg:width="2.7cm" svg:height="1.734cm" svg:x="15.9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39" draw:id="id39" draw:layer="layout" svg:width="2.7cm" svg:height="0.5cm" svg:x="15.9cm" svg:y="7.366cm">
          <text:p text:style-name="P3"><text:span text:style-name="T2">Condition</text:span></text:p>
        </draw:rect>
        <draw:circle draw:style-name="gr3" draw:text-style-name="P3" xml:id="id38" draw:id="id38" draw:layer="layout" svg:width="0.229cm" svg:height="0.229cm" svg:x="16.032cm" svg:y="5.101cm">
          <text:p/>
        </draw:circle>
        <draw:connector draw:style-name="gr4" draw:text-style-name="P3" draw:layer="layout" draw:type="curve" svg:x1="16.261cm" svg:y1="5.215cm" svg:x2="17.25cm" svg:y2="7.366cm" draw:start-shape="id38" draw:start-glue-point="1" draw:end-shape="id39" draw:end-glue-point="0" svg:d="m16261 5215c660 0 989 717 989 2151">
          <text:p/>
        </draw:connector>
        <draw:rect draw:style-name="gr8" draw:text-style-name="P2" draw:layer="layout" svg:width="3.7cm" svg:height="1.734cm" svg:x="1.3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1" draw:text-style-name="P4" xml:id="id41" draw:id="id41" draw:layer="layout" svg:width="3.7cm" svg:height="0.5cm" svg:x="1.3cm" svg:y="14.266cm">
          <text:p text:style-name="P3"><text:span text:style-name="T2">Date Set</text:span></text:p>
        </draw:rect>
        <draw:circle draw:style-name="gr10" draw:text-style-name="P3" xml:id="id40" draw:id="id40" draw:layer="layout" svg:width="0.229cm" svg:height="0.229cm" svg:x="5.335cm" svg:y="12.208cm">
          <text:p/>
        </draw:circle>
        <draw:connector draw:style-name="gr4" draw:text-style-name="P3" draw:layer="layout" draw:type="curve" svg:x1="5.449cm" svg:y1="12.437cm" svg:x2="3.15cm" svg:y2="14.266cm" draw:start-shape="id40" draw:start-glue-point="2" draw:end-shape="id41" draw:end-glue-point="0" svg:d="m5449 12437c0 1372-2299 458-2299 1829">
          <text:p/>
        </draw:connector>
        <draw:circle draw:style-name="gr12" draw:text-style-name="P3" xml:id="id42" draw:id="id42" draw:layer="layout" svg:width="0.229cm" svg:height="0.229cm" svg:x="13.131cm" svg:y="4.7cm">
          <text:p/>
        </draw:circle>
        <draw:connector draw:style-name="gr4" draw:text-style-name="P3" draw:layer="layout" draw:type="curve" svg:x1="13.131cm" svg:y1="4.814cm" svg:x2="9.9cm" svg:y2="7.5cm" draw:start-shape="id42" draw:start-glue-point="3" draw:end-shape="id43" draw:end-glue-point="0" svg:d="m13131 4814c-2154 0-3231 895-3231 2686">
          <text:p/>
        </draw:connector>
        <draw:rect draw:style-name="gr13" draw:text-style-name="P2" xml:id="id52" draw:id="id52" draw:layer="layout" svg:width="3.4cm" svg:height="1.9cm" svg:x="8.2cm" svg:y="8.1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14" draw:text-style-name="P4" xml:id="id43" draw:id="id43" draw:layer="layout" svg:width="3.4cm" svg:height="0.61cm" svg:x="8.2cm" svg:y="7.5cm">
          <text:p text:style-name="P3"><text:span text:style-name="T2">Relative Rule</text:span></text:p>
        </draw:rect>
        <draw:circle draw:style-name="gr12" draw:text-style-name="P3" xml:id="id44" draw:id="id44" draw:layer="layout" svg:width="0.229cm" svg:height="0.229cm" svg:x="8.071cm" svg:y="9.5cm">
          <text:p/>
        </draw:circle>
        <draw:connector draw:style-name="gr4" draw:text-style-name="P3" draw:layer="layout" draw:type="curve" svg:x1="8.071cm" svg:y1="9.614cm" svg:x2="8.2cm" svg:y2="7.805cm" draw:start-shape="id44" draw:start-glue-point="3" draw:end-shape="id43" draw:end-glue-point="3" svg:d="m8071 9614c-751 0-816-1809 129-1809">
          <text:p/>
        </draw:connector>
        <draw:circle draw:style-name="gr12" draw:text-style-name="P3" xml:id="id45" draw:id="id45" draw:layer="layout" svg:width="0.229cm" svg:height="0.229cm" svg:x="4.777cm" svg:y="9.439cm">
          <text:p/>
        </draw:circle>
        <draw:connector draw:style-name="gr4" draw:text-style-name="P3" draw:layer="layout" draw:type="curve" svg:x1="5.006cm" svg:y1="9.553cm" svg:x2="8.2cm" svg:y2="7.805cm" draw:start-shape="id45" draw:start-glue-point="1" draw:end-shape="id43" draw:end-glue-point="3" svg:d="m5006 9553c2395 0 799-1748 3194-1748">
          <text:p/>
        </draw:connector>
        <draw:rect draw:style-name="gr13" draw:text-style-name="P2" draw:layer="layout" svg:width="4.269cm" svg:height="2.217cm" svg:x="15.731cm" svg:y="10.7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14" draw:text-style-name="P4" draw:layer="layout" svg:width="4.269cm" svg:height="0.61cm" svg:x="15.731cm" svg:y="10.1cm">
          <text:p text:style-name="P3"><text:span text:style-name="T2">Associated Date</text:span></text:p>
        </draw:rect>
        <draw:circle draw:style-name="gr12" draw:text-style-name="P3" xml:id="id46" draw:id="id46" draw:layer="layout" svg:width="0.229cm" svg:height="0.229cm" svg:x="15.6cm" svg:y="11.28cm">
          <text:p/>
        </draw:circle>
        <draw:connector draw:style-name="gr4" draw:text-style-name="P3" draw:layer="layout" draw:type="curve" svg:x1="15.6cm" svg:y1="11.394cm" svg:x2="14.865cm" svg:y2="5.9cm" draw:start-shape="id46" draw:start-glue-point="3" draw:end-shape="id47" draw:end-glue-point="2" svg:d="m15600 11394c-490 0-735-1831-735-5494">
          <text:p/>
        </draw:connector>
        <draw:rect draw:style-name="gr8" draw:text-style-name="P2" draw:layer="layout" svg:width="4.5cm" svg:height="3.8cm" svg:x="21.4cm" svg:y="10.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1" draw:text-style-name="P4" xml:id="id49" draw:id="id49" draw:layer="layout" svg:width="4.5cm" svg:height="0.5cm" svg:x="21.4cm" svg:y="10.1cm">
          <text:p text:style-name="P3"><text:span text:style-name="T2">Date Type</text:span></text:p>
        </draw:rect>
        <draw:circle draw:style-name="gr12" draw:text-style-name="P3" xml:id="id48" draw:id="id48" draw:layer="layout" svg:width="0.229cm" svg:height="0.229cm" svg:x="18.6cm" svg:y="12.436cm">
          <text:p/>
        </draw:circle>
        <draw:connector draw:style-name="gr4" draw:text-style-name="P3" draw:layer="layout" draw:type="curve" svg:x1="18.829cm" svg:y1="12.55cm" svg:x2="21.4cm" svg:y2="10.35cm" draw:start-shape="id48" draw:start-glue-point="1" draw:end-shape="id49" draw:end-glue-point="3" svg:d="m18829 12550c1929 0 644-2200 2571-2200">
          <text:p/>
        </draw:connector>
        <draw:circle draw:style-name="gr12" draw:text-style-name="P3" xml:id="id50" draw:id="id50" draw:layer="layout" svg:width="0.229cm" svg:height="0.229cm" svg:x="10.771cm" svg:y="9.1cm">
          <text:p/>
        </draw:circle>
        <draw:connector draw:style-name="gr15" draw:text-style-name="P3" draw:layer="layout" draw:type="curve" svg:x1="11cm" svg:y1="9.214cm" svg:x2="14.865cm" svg:y2="5.9cm" draw:start-shape="id50" draw:start-glue-point="1" draw:end-shape="id47" draw:end-glue-point="2" svg:d="m11000 9214c2577 0 3865-1104 3865-3314">
          <text:p/>
        </draw:connector>
        <draw:circle draw:style-name="gr12" draw:text-style-name="P3" xml:id="id51" draw:id="id51" draw:layer="layout" svg:width="0.229cm" svg:height="0.229cm" svg:x="15.6cm" svg:y="12.08cm">
          <text:p/>
        </draw:circle>
        <draw:connector draw:style-name="gr4" draw:text-style-name="P3" draw:layer="layout" draw:type="curve" svg:x1="15.6cm" svg:y1="12.194cm" svg:x2="9.9cm" svg:y2="10cm" draw:start-shape="id51" draw:start-glue-point="3" draw:end-shape="id52" draw:end-glue-point="2" svg:d="m15600 12194c-3800 0-5700-731-5700-2194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64" draw:id="id64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56" draw:id="id56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2" draw:id="id62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0" draw:text-style-name="P3" xml:id="id53" draw:id="id53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3" draw:start-glue-point="3" draw:end-shape="id54" draw:end-glue-point="1" svg:d="m18690 5543c-1642 0-548-2543-2190-2543">
          <text:p/>
        </draw:connector>
        <draw:circle draw:style-name="gr10" draw:text-style-name="P3" xml:id="id55" draw:id="id55" draw:layer="layout" svg:width="0.229cm" svg:height="0.229cm" svg:x="18.69cm" svg:y="6.229cm">
          <text:p/>
        </draw:circle>
        <draw:circle draw:style-name="gr10" draw:text-style-name="P3" xml:id="id57" draw:id="id57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55" draw:start-glue-point="3" draw:end-shape="id56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1.7cm" draw:start-shape="id57" draw:start-glue-point="3" draw:end-shape="id58" svg:d="m17800 15385c-1200 0-1800-1228-1800-3685">
          <text:p/>
        </draw:connector>
        <draw:custom-shape draw:style-name="gr16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0" draw:id="id60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59" draw:start-glue-point="3" draw:end-shape="id60" draw:end-glue-point="3" svg:d="m12600 19477c-751 0-821-2182 140-2182">
          <text:p/>
        </draw:connector>
        <draw:rect draw:style-name="gr9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0" draw:text-style-name="P3" xml:id="id59" draw:id="id59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1" draw:start-glue-point="1" draw:end-shape="id62" svg:d="m16730 19878c877 0 293-2878 1170-2878">
          <text:p/>
        </draw:connector>
        <draw:circle draw:style-name="gr10" draw:text-style-name="P3" xml:id="id61" draw:id="id61" draw:layer="layout" svg:width="0.229cm" svg:height="0.229cm" svg:x="16.501cm" svg:y="19.764cm">
          <text:p/>
        </draw:circle>
        <draw:rect draw:style-name="gr2" draw:text-style-name="P4" xml:id="id63" draw:id="id63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65" draw:id="id65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3" draw:end-shape="id64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65" draw:start-glue-point="0" draw:end-shape="id64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6" xml:id="id58" draw:id="id58" draw:layer="layout" svg:width="3.6cm" svg:height="0.9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66" draw:id="id66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242cm" draw:start-shape="id66" draw:start-glue-point="3" draw:end-shape="id58" svg:d="m18900 11674c-825 0-275-432-1100-432">
          <text:p/>
        </draw:connector>
        <draw:rect draw:style-name="gr8" draw:text-style-name="P2" xml:id="id80" draw:id="id80" draw:layer="layout" svg:width="3.66cm" svg:height="4.587cm" svg:x="23.14cm" svg:y="10.513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/></text:p>
        </draw:rect>
        <draw:rect draw:style-name="gr17" draw:text-style-name="P4" xml:id="id78" draw:id="id78" draw:layer="layout" svg:width="3.66cm" svg:height="0.623cm" svg:x="23.14cm" svg:y="9.9cm">
          <text:p text:style-name="P3"><text:span text:style-name="T2">Admin</text:span></text:p>
        </draw:rect>
        <draw:rect draw:style-name="gr9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9" draw:text-style-name="P2" xml:id="id54" draw:id="id54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9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1" draw:id="id71" draw:layer="layout" svg:width="5.01cm" svg:height="0.61cm" svg:x="4.09cm" svg:y="14.6cm">
          <text:p text:style-name="P3"><text:span text:style-name="T12">Evaluation Expected</text:span></text:p>
        </draw:rect>
        <draw:rect draw:style-name="gr9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0" draw:text-style-name="P3" xml:id="id69" draw:id="id69" draw:layer="layout" svg:width="0.229cm" svg:height="0.229cm" svg:x="13.8cm" svg:y="15.063cm">
          <text:p/>
        </draw:circle>
        <draw:circle draw:style-name="gr10" draw:text-style-name="P3" xml:id="id70" draw:id="id70" draw:layer="layout" svg:width="0.229cm" svg:height="0.229cm" svg:x="10.201cm" svg:y="15.464cm">
          <text:p/>
        </draw:circle>
        <draw:rect draw:style-name="gr2" draw:text-style-name="P4" xml:id="id68" draw:id="id68" draw:layer="layout" svg:width="2.3cm" svg:height="0.61cm" svg:x="9.531cm" svg:y="3.6cm">
          <text:p text:style-name="P3"><text:span text:style-name="T2">Software</text:span></text:p>
        </draw:rect>
        <draw:circle draw:style-name="gr10" draw:text-style-name="P3" xml:id="id67" draw:id="id67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67" draw:start-glue-point="3" draw:end-shape="id68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69" draw:start-glue-point="1" draw:end-shape="id60" draw:end-glue-point="0" svg:d="m14029 15177c394 0 591 604 591 1813">
          <text:p/>
        </draw:connector>
        <draw:custom-shape draw:style-name="gr18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0" draw:start-glue-point="3" draw:end-shape="id71" draw:end-glue-point="1" svg:d="m10201 15578c-825 0-275-673-1101-673">
          <text:p/>
        </draw:connector>
        <draw:circle draw:style-name="gr10" draw:text-style-name="P3" xml:id="id72" draw:id="id72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2" draw:start-glue-point="1" draw:end-shape="id54" draw:end-glue-point="2" svg:d="m11600 9485c1800 0 2700-1761 2700-5285">
          <text:p/>
        </draw:connector>
        <draw:custom-shape draw:style-name="gr18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7" draw:text-style-name="P4" xml:id="id74" draw:id="id74" draw:layer="layout" svg:width="3.286cm" svg:height="0.683cm" svg:x="1.8cm" svg:y="9.6cm">
          <text:p text:style-name="P3"><text:span text:style-name="T2">Evalution</text:span></text:p>
        </draw:rect>
        <draw:circle draw:style-name="gr10" draw:text-style-name="P3" xml:id="id73" draw:id="id73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3" draw:start-glue-point="3" draw:end-shape="id74" draw:end-glue-point="1" svg:d="m8000 10143c-2185 0-729-202-2914-202">
          <text:p/>
        </draw:connector>
        <draw:circle draw:style-name="gr10" draw:text-style-name="P3" xml:id="id75" draw:id="id75" draw:layer="layout" svg:width="0.229cm" svg:height="0.229cm" svg:x="3.971cm" svg:y="17.371cm">
          <text:p/>
        </draw:circle>
        <draw:custom-shape draw:style-name="gr18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xml:id="id76" draw:id="id76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75" draw:start-glue-point="3" draw:end-shape="id76" draw:end-glue-point="2" svg:d="m3971 17485c-352 0-528-1574-528-4724">
          <text:p/>
        </draw:connector>
        <draw:circle draw:style-name="gr10" draw:text-style-name="P3" xml:id="id77" draw:id="id77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9cm" draw:start-shape="id77" draw:start-glue-point="1" draw:end-shape="id78" draw:end-glue-point="0" svg:d="m21500 6685c2314 0 3470 1071 3470 3215">
          <text:p/>
        </draw:connector>
        <draw:circle draw:style-name="gr10" draw:text-style-name="P3" xml:id="id79" draw:id="id79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79" draw:start-glue-point="1" draw:end-shape="id80" draw:end-glue-point="2" svg:d="m20729 15774c2828 0 4241-224 4241-674">
          <text:p/>
        </draw:connector>
        <draw:circle draw:style-name="gr10" draw:text-style-name="P3" xml:id="id81" draw:id="id81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1" draw:start-glue-point="1" draw:end-shape="id56" draw:end-glue-point="3" svg:d="m11500 11385c2025 0 675-869 2700-869">
          <text:p/>
        </draw:connector>
        <draw:custom-shape draw:style-name="gr18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4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4" draw:text-style-name="P4" draw:layer="layout" svg:width="5cm" svg:height="0.61cm" svg:x="9cm" svg:y="8.719cm">
          <text:p text:style-name="P3"><text:span text:style-name="T2">Recommend Guidance</text:span></text:p>
        </draw:rect>
        <draw:rect draw:style-name="gr14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3" draw:text-style-name="P6" draw:layer="layout" svg:width="5cm" svg:height="1.378cm" svg:x="9cm" svg:y="9.322cm">
          <text:p text:style-name="P1"><text:span text:style-name="T6">recommend_guidance_id</text:span></text:p>
          <text:p text:style-name="P1"><text:span text:style-name="T6">recommend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4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3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85" draw:id="id85" draw:layer="layout" svg:width="3.6cm" svg:height="0.61cm" svg:x="1.5cm" svg:y="8.29cm">
          <text:p text:style-name="P3"><text:span text:style-name="T8">Vaccine Group</text:span></text:p>
        </draw:rect>
        <draw:rect draw:style-name="gr2" draw:text-style-name="P4" xml:id="id106" draw:id="id106" draw:layer="layout" svg:width="3.76cm" svg:height="0.61cm" svg:x="13cm" svg:y="3.48cm">
          <text:p text:style-name="P3"><text:span text:style-name="T2">Test Panel Case</text:span></text:p>
        </draw:rect>
        <draw:rect draw:style-name="gr13" draw:text-style-name="P10" draw:layer="layout" svg:width="4.828cm" svg:height="1.531cm" svg:x="8.2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4" draw:text-style-name="P8" draw:layer="layout" svg:width="4.828cm" svg:height="0.61cm" svg:x="8.272cm" svg:y="1cm">
          <text:p text:style-name="P3"><text:span text:style-name="T8">Test Panel Guidance</text:span></text:p>
        </draw:rect>
        <draw:circle draw:style-name="gr12" draw:text-style-name="P3" xml:id="id105" draw:id="id105" draw:layer="layout" svg:width="0.229cm" svg:height="0.229cm" svg:x="11.661cm" svg:y="2.212cm">
          <text:p/>
        </draw:circle>
        <draw:connector draw:style-name="gr4" draw:text-style-name="P3" draw:layer="layout" draw:type="curve" svg:x1="12.296cm" svg:y1="2.843cm" svg:x2="12.345cm" svg:y2="4.29cm" draw:start-shape="id82" draw:start-glue-point="2" draw:end-shape="id83" svg:d="m12296 2843c0 1086 49 363 49 1447">
          <text:p/>
        </draw:connector>
        <draw:circle draw:style-name="gr12" draw:text-style-name="P3" xml:id="id82" draw:id="id82" draw:layer="layout" svg:width="0.229cm" svg:height="0.229cm" svg:x="12.1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8" draw:text-style-name="P2" xml:id="id108" draw:id="id108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C contraindication</text:span></text:p>
          <text:p text:style-name="P1"><text:span text:style-name="T1"><text:s/></text:span><text:span text:style-name="T1">- P precaution</text:span></text:p>
          <text:p text:style-name="P1"><text:span text:style-name="T1"><text:s/></text:span><text:span text:style-name="T1">- D disease</text:span></text:p>
          <text:p text:style-name="P1"><text:span text:style-name="T1"><text:s/></text:span><text:span text:style-name="T1">- I indication</text:span></text:p>
          <text:p text:style-name="P1"><text:span text:style-name="T1"/></text:p>
        </draw:rect>
        <draw:rect draw:style-name="gr11" draw:text-style-name="P4" draw:layer="layout" svg:width="4.4cm" svg:height="0.623cm" svg:x="22.5cm" svg:y="5.2cm">
          <text:p text:style-name="P3"><text:span text:style-name="T2">Recommend Type</text:span></text:p>
        </draw:rect>
        <draw:rect draw:style-name="gr2" draw:text-style-name="P4" xml:id="id99" draw:id="id99" draw:layer="layout" svg:width="3.9cm" svg:height="0.61cm" svg:x="1.2cm" svg:y="1.19cm">
          <text:p text:style-name="P3"><text:span text:style-name="T2">Software Result</text:span></text:p>
        </draw:rect>
        <draw:rect draw:style-name="gr8" draw:text-style-name="P2" draw:layer="layout" svg:width="4.4cm" svg:height="1.987cm" svg:x="22.5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1" draw:text-style-name="P4" xml:id="id110" draw:id="id110" draw:layer="layout" svg:width="4.4cm" svg:height="0.623cm" svg:x="22.5cm" svg:y="8.7cm">
          <text:p text:style-name="P3"><text:span text:style-name="T2">Recommend Range</text:span></text:p>
        </draw:rect>
        <draw:rect draw:style-name="gr13" draw:text-style-name="P6" xml:id="id112" draw:id="id112" draw:layer="layout" svg:width="3.49cm" svg:height="1.8cm" svg:x="4.71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6">effective_date</text:span></text:p>
          <text:p text:style-name="P1"><text:span text:style-name="T6">expiration_date</text:span></text:p>
          <text:p text:style-name="P1"><text:span text:style-name="T6"/></text:p>
        </draw:rect>
        <draw:rect draw:style-name="gr14" draw:text-style-name="P4" xml:id="id97" draw:id="id97" draw:layer="layout" svg:width="3.49cm" svg:height="0.61cm" svg:x="4.71cm" svg:y="5.3cm">
          <text:p text:style-name="P3"><text:span text:style-name="T2">Guidance</text:span></text:p>
        </draw:rect>
        <draw:circle draw:style-name="gr12" draw:text-style-name="P3" xml:id="id84" draw:id="id84" draw:layer="layout" svg:width="0.229cm" svg:height="0.229cm" svg:x="4.591cm" svg:y="6.483cm">
          <text:p/>
        </draw:circle>
        <draw:circle draw:style-name="gr12" draw:text-style-name="P3" xml:id="id88" draw:id="id88" draw:layer="layout" svg:width="0.229cm" svg:height="0.229cm" svg:x="11.703cm" svg:y="9.883cm">
          <text:p/>
        </draw:circle>
        <draw:connector draw:style-name="gr4" draw:text-style-name="P3" draw:layer="layout" draw:type="curve" svg:x1="4.591cm" svg:y1="6.597cm" svg:x2="3.3cm" svg:y2="8.29cm" draw:start-shape="id84" draw:start-glue-point="3" draw:end-shape="id85" draw:end-glue-point="0" svg:d="m4591 6597c-861 0-1291 564-1291 1693">
          <text:p/>
        </draw:connector>
        <draw:circle draw:style-name="gr12" draw:text-style-name="P3" xml:id="id90" draw:id="id90" draw:layer="layout" svg:width="0.229cm" svg:height="0.229cm" svg:x="11.986cm" svg:y="13.291cm">
          <text:p/>
        </draw:circle>
        <draw:circle draw:style-name="gr12" draw:text-style-name="P3" xml:id="id92" draw:id="id92" draw:layer="layout" svg:width="0.229cm" svg:height="0.229cm" svg:x="11.2cm" svg:y="16.171cm">
          <text:p/>
        </draw:circle>
        <draw:rect draw:style-name="gr13" draw:text-style-name="P6" xml:id="id91" draw:id="id91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4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8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1" draw:text-style-name="P4" xml:id="id87" draw:id="id87" draw:layer="layout" svg:width="4.46cm" svg:height="0.623cm" svg:x="22.44cm" svg:y="12.1cm">
          <text:p text:style-name="P3"><text:span text:style-name="T2">Consideration Type</text:span></text:p>
        </draw:rect>
        <draw:circle draw:style-name="gr12" draw:text-style-name="P3" xml:id="id86" draw:id="id86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86" draw:start-glue-point="1" draw:end-shape="id87" draw:end-glue-point="3" svg:d="m19815 13848c1969 0 657-1437 2625-1437">
          <text:p/>
        </draw:connector>
        <draw:rect draw:style-name="gr13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4" draw:text-style-name="P4" draw:layer="layout" svg:width="4.9cm" svg:height="0.61cm" svg:x="15.3cm" svg:y="8.5cm">
          <text:p text:style-name="P3"><text:span text:style-name="T2">Recommend</text:span></text:p>
        </draw:rect>
        <draw:connector draw:style-name="gr4" draw:text-style-name="P3" draw:layer="layout" draw:type="curve" svg:x1="11.932cm" svg:y1="9.997cm" svg:x2="15.299cm" svg:y2="9.998cm" draw:start-shape="id88" draw:start-glue-point="1" draw:end-shape="id89" draw:end-glue-point="3" svg:d="m11932 9997c2526 0 843 1 3367 1">
          <text:p/>
        </draw:connector>
        <draw:connector draw:style-name="gr4" draw:text-style-name="P3" draw:layer="layout" draw:type="curve" svg:x1="12.215cm" svg:y1="13.405cm" svg:x2="15.3cm" svg:y2="13.413cm" draw:start-shape="id90" draw:start-glue-point="1" draw:end-shape="id91" draw:end-glue-point="3" svg:d="m12215 13405c2314 0 772 8 3085 8">
          <text:p/>
        </draw:connector>
        <draw:rect draw:style-name="gr13" draw:text-style-name="P6" xml:id="id93" draw:id="id93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4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2" draw:start-glue-point="1" draw:end-shape="id93" svg:d="m11429 16285c2904 0 969-161 3871-161">
          <text:p/>
        </draw:connector>
        <draw:circle draw:style-name="gr12" draw:text-style-name="P3" xml:id="id94" draw:id="id94" draw:layer="layout" svg:width="0.229cm" svg:height="0.229cm" svg:x="11.303cm" svg:y="19.349cm">
          <text:p/>
        </draw:circle>
        <draw:rect draw:style-name="gr13" draw:text-style-name="P6" xml:id="id95" draw:id="id95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4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94" draw:start-glue-point="1" draw:end-shape="id95" draw:end-glue-point="3" svg:d="m11532 19463c2826 0 942 87 3768 87">
          <text:p/>
        </draw:connector>
        <draw:rect draw:style-name="gr13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4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2" draw:text-style-name="P3" xml:id="id98" draw:id="id98" draw:layer="layout" svg:width="0.229cm" svg:height="0.229cm" svg:x="4.391cm" svg:y="3.683cm">
          <text:p/>
        </draw:circle>
        <draw:circle draw:style-name="gr12" draw:text-style-name="P3" xml:id="id96" draw:id="id96" draw:layer="layout" svg:width="0.229cm" svg:height="0.229cm" svg:x="3.474cm" svg:y="4.091cm">
          <text:p/>
        </draw:circle>
        <draw:rect draw:style-name="gr13" draw:text-style-name="P6" draw:layer="layout" svg:width="5.49cm" svg:height="2.964cm" svg:x="9.6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4" draw:text-style-name="P4" xml:id="id83" draw:id="id83" draw:layer="layout" svg:width="5.49cm" svg:height="0.61cm" svg:x="9.6cm" svg:y="4.29cm">
          <text:p text:style-name="P3"><text:span text:style-name="T2">Guidance Expected</text:span></text:p>
        </draw:rect>
        <draw:circle draw:style-name="gr12" draw:text-style-name="P3" xml:id="id100" draw:id="id100" draw:layer="layout" svg:width="0.229cm" svg:height="0.229cm" svg:x="11.981cm" svg:y="5.873cm">
          <text:p/>
        </draw:circle>
        <draw:custom-shape draw:style-name="gr19" draw:text-style-name="P9" draw:layer="layout" svg:width="2cm" svg:height="0.33cm" svg:x="12.8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12.8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71cm" svg:y2="5.605cm" draw:start-shape="id96" draw:start-glue-point="2" draw:end-shape="id97" draw:end-glue-point="3" svg:d="m3588 4320c0 857 374 1285 1122 1285">
          <text:p/>
        </draw:connector>
        <draw:connector draw:style-name="gr4" draw:text-style-name="P3" draw:layer="layout" draw:type="curve" svg:x1="4.62cm" svg:y1="3.797cm" svg:x2="5.1cm" svg:y2="1.495cm" draw:start-shape="id98" draw:start-glue-point="1" draw:end-shape="id99" svg:d="m4620 3797c1471 0 1231-2302 480-2302">
          <text:p/>
        </draw:connector>
        <draw:rect draw:style-name="gr2" draw:text-style-name="P4" xml:id="id101" draw:id="id101" draw:layer="layout" svg:width="2.5cm" svg:height="0.61cm" svg:x="16cm" svg:y="5.19cm">
          <text:p text:style-name="P3"><text:span text:style-name="T2">Test Case</text:span></text:p>
        </draw:rect>
        <draw:connector draw:style-name="gr4" draw:text-style-name="P3" draw:layer="layout" draw:type="curve" svg:x1="12.21cm" svg:y1="5.987cm" svg:x2="16cm" svg:y2="5.495cm" draw:start-shape="id100" draw:start-glue-point="1" draw:end-shape="id101" draw:end-glue-point="3" svg:d="m12210 5987c2842 0 948-492 3790-492">
          <text:p/>
        </draw:connector>
        <draw:rect draw:style-name="gr2" draw:text-style-name="P4" xml:id="id103" draw:id="id103" draw:layer="layout" svg:width="1.6cm" svg:height="0.61cm" svg:x="16cm" svg:y="6.08cm">
          <text:p text:style-name="P3"><text:span text:style-name="T2">User</text:span></text:p>
        </draw:rect>
        <draw:circle draw:style-name="gr12" draw:text-style-name="P3" xml:id="id102" draw:id="id102" draw:layer="layout" svg:width="0.229cm" svg:height="0.229cm" svg:x="12.285cm" svg:y="6.254cm">
          <text:p/>
        </draw:circle>
        <draw:connector draw:style-name="gr4" draw:text-style-name="P3" draw:layer="layout" draw:type="curve" svg:x1="12.514cm" svg:y1="6.368cm" svg:x2="16cm" svg:y2="6.385cm" draw:start-shape="id102" draw:start-glue-point="1" draw:end-shape="id103" draw:end-glue-point="3" svg:d="m12514 6368c2614 0 872 17 3486 17">
          <text:p/>
        </draw:connector>
        <draw:circle draw:style-name="gr12" draw:text-style-name="P3" xml:id="id104" draw:id="id104" draw:layer="layout" svg:width="0.229cm" svg:height="0.229cm" svg:x="9.491cm" svg:y="5.498cm">
          <text:p/>
        </draw:circle>
        <draw:connector draw:style-name="gr15" draw:text-style-name="P3" draw:layer="layout" draw:type="curve" svg:x1="9.491cm" svg:y1="5.612cm" svg:x2="8.2cm" svg:y2="5.605cm" draw:start-shape="id104" draw:start-glue-point="3" draw:end-shape="id97" draw:end-glue-point="1" svg:d="m9491 5612c-967 0-322-7-1291-7">
          <text:p/>
        </draw:connector>
        <draw:connector draw:style-name="gr4" draw:text-style-name="P3" draw:layer="layout" draw:type="curve" svg:x1="11.89cm" svg:y1="2.326cm" svg:x2="14.88cm" svg:y2="3.48cm" draw:start-shape="id105" draw:start-glue-point="1" draw:end-shape="id106" draw:end-glue-point="0" svg:d="m11890 2326c1994 0 2990 384 2990 1154">
          <text:p/>
        </draw:connector>
        <draw:rect draw:style-name="gr13" draw:text-style-name="P6" xml:id="id89" draw:id="id89" draw:layer="layout" svg:width="4.9cm" svg:height="1.797cm" svg:x="15.299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circle draw:style-name="gr12" draw:text-style-name="P3" xml:id="id107" draw:id="id107" draw:layer="layout" svg:width="0.229cm" svg:height="0.229cm" svg:x="19.491cm" svg:y="10.083cm">
          <text:p/>
        </draw:circle>
        <draw:circle draw:style-name="gr12" draw:text-style-name="P3" xml:id="id109" draw:id="id109" draw:layer="layout" svg:width="0.229cm" svg:height="0.229cm" svg:x="19.671cm" svg:y="10.471cm">
          <text:p/>
        </draw:circle>
        <draw:connector draw:style-name="gr4" draw:text-style-name="P3" draw:layer="layout" draw:type="curve" svg:x1="19.72cm" svg:y1="10.197cm" svg:x2="22.5cm" svg:y2="7.056cm" draw:start-shape="id107" draw:start-glue-point="1" draw:end-shape="id108" svg:d="m19720 10197c2085 0 695-3141 2780-3141">
          <text:p/>
        </draw:connector>
        <draw:connector draw:style-name="gr4" draw:text-style-name="P3" draw:layer="layout" draw:type="curve" svg:x1="19.9cm" svg:y1="10.585cm" svg:x2="22.5cm" svg:y2="9.011cm" draw:start-shape="id109" draw:start-glue-point="1" draw:end-shape="id110" svg:d="m19900 10585c1950 0 650-1574 2600-1574">
          <text:p/>
        </draw:connector>
        <draw:circle draw:style-name="gr12" draw:text-style-name="P3" xml:id="id111" draw:id="id111" draw:layer="layout" svg:width="0.229cm" svg:height="0.229cm" svg:x="8.903cm" svg:y="19.849cm">
          <text:p/>
        </draw:circle>
        <draw:connector draw:style-name="gr4" draw:text-style-name="P3" draw:layer="layout" draw:type="curve" svg:x1="8.903cm" svg:y1="19.963cm" svg:x2="6.455cm" svg:y2="7.7cm" draw:start-shape="id111" draw:start-glue-point="3" draw:end-shape="id112" draw:end-glue-point="2" svg:d="m8903 19963c-1632 0-2448-4087-2448-12263">
          <text:p/>
        </draw:connector>
        <draw:circle draw:style-name="gr12" draw:text-style-name="P3" xml:id="id113" draw:id="id113" draw:layer="layout" svg:width="0.229cm" svg:height="0.229cm" svg:x="8.903cm" svg:y="16.599cm">
          <text:p/>
        </draw:circle>
        <draw:connector draw:style-name="gr4" draw:text-style-name="P3" draw:layer="layout" draw:type="curve" svg:x1="8.903cm" svg:y1="16.713cm" svg:x2="6.455cm" svg:y2="7.7cm" draw:start-shape="id113" draw:start-glue-point="3" draw:end-shape="id112" draw:end-glue-point="2" svg:d="m8903 16713c-1632 0-2448-3004-2448-9013">
          <text:p/>
        </draw:connector>
        <draw:circle draw:style-name="gr12" draw:text-style-name="P3" xml:id="id114" draw:id="id114" draw:layer="layout" svg:width="0.229cm" svg:height="0.229cm" svg:x="8.903cm" svg:y="13.699cm">
          <text:p/>
        </draw:circle>
        <draw:connector draw:style-name="gr4" draw:text-style-name="P3" draw:layer="layout" draw:type="curve" svg:x1="8.903cm" svg:y1="13.813cm" svg:x2="6.455cm" svg:y2="7.7cm" draw:start-shape="id114" draw:start-glue-point="3" draw:end-shape="id112" draw:end-glue-point="2" svg:d="m8903 13813c-1632 0-2448-2037-2448-6113">
          <text:p/>
        </draw:connector>
        <draw:circle draw:style-name="gr12" draw:text-style-name="P3" xml:id="id115" draw:id="id115" draw:layer="layout" svg:width="0.229cm" svg:height="0.229cm" svg:x="8.871cm" svg:y="10.249cm">
          <text:p/>
        </draw:circle>
        <draw:connector draw:style-name="gr4" draw:text-style-name="P3" draw:layer="layout" draw:type="curve" svg:x1="8.871cm" svg:y1="10.363cm" svg:x2="6.455cm" svg:y2="7.7cm" draw:start-shape="id115" draw:start-glue-point="3" draw:end-shape="id112" draw:end-glue-point="2" svg:d="m8871 10363c-1611 0-2416-887-2416-2663">
          <text:p/>
        </draw:connector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1" draw:id="id121" draw:layer="layout" svg:width="2.691cm" svg:height="0.61cm" svg:x="22.909cm" svg:y="13.4cm">
          <text:p text:style-name="P3"><text:span text:style-name="T2">Test Note</text:span></text:p>
        </draw:rect>
        <draw:rect draw:style-name="gr9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0" draw:text-style-name="P3" xml:id="id116" draw:id="id116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16" draw:start-glue-point="3" draw:end-shape="id117" svg:d="m7394 10614c-1120 0-374-9-1494-9">
          <text:p/>
        </draw:connector>
        <draw:custom-shape draw:style-name="gr16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2" draw:text-style-name="P4" xml:id="id119" draw:id="id119" draw:layer="layout" svg:width="5.01cm" svg:height="0.61cm" svg:x="0.994cm" svg:y="5.9cm">
          <text:p text:style-name="P3"><text:span text:style-name="T2">Evaluation Expected</text:span></text:p>
        </draw:rect>
        <draw:rect draw:style-name="gr9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0" draw:text-style-name="P3" xml:id="id118" draw:id="id118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18" draw:start-glue-point="3" draw:end-shape="id119" draw:end-glue-point="1" svg:d="m7394 6205h-1390">
          <text:p/>
        </draw:connector>
        <draw:custom-shape draw:style-name="gr16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17" draw:id="id117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27" draw:id="id127" draw:layer="layout" svg:width="4.158cm" svg:height="0.61cm" svg:x="18.842cm" svg:y="10cm">
          <text:p text:style-name="P3"><text:span text:style-name="T2">Expert Rating</text:span></text:p>
        </draw:rect>
        <draw:custom-shape draw:style-name="gr16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20" draw:id="id120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20" draw:start-glue-point="1" draw:end-shape="id121" draw:end-glue-point="0" svg:d="m21629 11585c1750 0 2625 605 2625 1815">
          <text:p/>
        </draw:connector>
        <draw:rect draw:style-name="gr2" draw:text-style-name="P4" xml:id="id123" draw:id="id123" draw:layer="layout" svg:width="5.01cm" svg:height="0.61cm" svg:x="0.994cm" svg:y="8.1cm">
          <text:p text:style-name="P3"><text:span text:style-name="T2">Evaluation Actual</text:span></text:p>
        </draw:rect>
        <draw:rect draw:style-name="gr9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0" draw:text-style-name="P3" xml:id="id122" draw:id="id122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2" draw:start-glue-point="3" draw:end-shape="id123" draw:end-glue-point="1" svg:d="m7394 8405h-1390">
          <text:p/>
        </draw:connector>
        <draw:rect draw:style-name="gr9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0" draw:text-style-name="P3" xml:id="id124" draw:id="id124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24" draw:start-glue-point="3" draw:end-shape="id125" svg:d="m7394 13014c-1120 0-374-9-1494-9">
          <text:p/>
        </draw:connector>
        <draw:rect draw:style-name="gr2" draw:text-style-name="P4" xml:id="id125" draw:id="id125" draw:layer="layout" svg:width="4.9cm" svg:height="0.61cm" svg:x="1cm" svg:y="12.7cm">
          <text:p text:style-name="P3"><text:span text:style-name="T2">Forecast Actual</text:span></text:p>
        </draw:rect>
        <draw:circle draw:style-name="gr10" draw:text-style-name="P3" xml:id="id126" draw:id="id126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26" draw:start-glue-point="1" draw:end-shape="id127" svg:d="m10723 13414c6090 0 2031-3109 8119-3109">
          <text:p/>
        </draw:connector>
        <draw:circle draw:style-name="gr10" draw:text-style-name="P3" xml:id="id128" draw:id="id128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28" draw:start-glue-point="1" draw:end-shape="id127" draw:end-glue-point="3" svg:d="m10722 11072c6090 0 2030-767 8120-767">
          <text:p/>
        </draw:connector>
        <draw:circle draw:style-name="gr10" draw:text-style-name="P3" xml:id="id129" draw:id="id129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29" draw:start-glue-point="1" draw:end-shape="id127" draw:end-glue-point="3" svg:d="m10722 8772c6090 0 2030 1533 8120 1533">
          <text:p/>
        </draw:connector>
        <draw:circle draw:style-name="gr10" draw:text-style-name="P3" xml:id="id130" draw:id="id130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30" draw:start-glue-point="1" draw:end-shape="id127" svg:d="m10722 6572c6090 0 2030 3733 8120 3733">
          <text:p/>
        </draw:connector>
        <draw:rect draw:style-name="gr9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0" draw:text-style-name="P3" xml:id="id131" draw:id="id131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1" draw:start-glue-point="3" draw:end-shape="id127" draw:end-glue-point="0" svg:d="m21690 7985c-513 0-769 671-769 2015">
          <text:p/>
        </draw:connector>
        <draw:rect draw:style-name="gr2" draw:text-style-name="P4" xml:id="id133" draw:id="id133" draw:layer="layout" svg:width="2.65cm" svg:height="0.61cm" svg:x="24.049cm" svg:y="9.999cm">
          <text:p text:style-name="P3"><text:span text:style-name="T2">Test Case</text:span></text:p>
        </draw:rect>
        <draw:circle draw:style-name="gr10" draw:text-style-name="P3" xml:id="id132" draw:id="id132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2" draw:start-glue-point="1" draw:end-shape="id133" draw:end-glue-point="0" svg:d="m24400 8414c650 0 974 528 974 1585">
          <text:p/>
        </draw:connector>
        <draw:rect draw:style-name="gr14" draw:text-style-name="P4" xml:id="id135" draw:id="id135" draw:layer="layout" svg:width="5.01cm" svg:height="0.61cm" svg:x="1cm" svg:y="15.1cm">
          <text:p text:style-name="P3"><text:span text:style-name="T2">Guidance Expected</text:span></text:p>
        </draw:rect>
        <draw:rect draw:style-name="gr13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2" draw:text-style-name="P3" xml:id="id134" draw:id="id134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34" draw:start-glue-point="3" draw:end-shape="id135" draw:end-glue-point="1" svg:d="m7400 15405h-1390">
          <text:p/>
        </draw:connector>
        <draw:rect draw:style-name="gr14" draw:text-style-name="P4" xml:id="id137" draw:id="id137" draw:layer="layout" svg:width="5.01cm" svg:height="0.61cm" svg:x="1cm" svg:y="17.3cm">
          <text:p text:style-name="P3"><text:span text:style-name="T2">Guidance Actual</text:span></text:p>
        </draw:rect>
        <draw:rect draw:style-name="gr13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2" draw:text-style-name="P3" xml:id="id136" draw:id="id136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36" draw:start-glue-point="3" draw:end-shape="id137" draw:end-glue-point="1" svg:d="m7400 17605h-1390">
          <text:p/>
        </draw:connector>
        <draw:circle draw:style-name="gr12" draw:text-style-name="P3" xml:id="id139" draw:id="id139" draw:layer="layout" svg:width="0.229cm" svg:height="0.229cm" svg:x="10.499cm" svg:y="17.858cm">
          <text:p/>
        </draw:circle>
        <draw:circle draw:style-name="gr12" draw:text-style-name="P3" xml:id="id138" draw:id="id138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38" draw:start-glue-point="1" draw:end-shape="id127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39" draw:start-glue-point="1" draw:end-shape="id127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40" draw:id="id140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48" draw:id="id148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41" draw:id="id141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1" draw:id="id151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3" draw:id="id153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40" draw:start-glue-point="1" draw:end-shape="id141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2" draw:start-glue-point="1" draw:end-shape="id141" draw:end-glue-point="0" svg:d="m4700 3295c700 0 1050 368 1050 1105">
          <text:p/>
        </draw:connector>
        <draw:rect draw:style-name="gr1" draw:text-style-name="P2" xml:id="id144" draw:id="id144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46" draw:id="id146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55" draw:id="id155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3" draw:id="id143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3" draw:start-glue-point="3" draw:end-shape="id144" svg:d="m12100 15704c-1344 0-2015-868-2015-2604">
          <text:p/>
        </draw:connector>
        <draw:circle draw:style-name="gr3" draw:text-style-name="P3" xml:id="id145" draw:id="id145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45" draw:start-glue-point="1" draw:end-shape="id146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7.607cm" draw:start-shape="id147" draw:start-glue-point="3" draw:end-shape="id148" draw:end-glue-point="2" svg:d="m7906 12385c-1438 0-2156-1592-2156-4778">
          <text:p/>
        </draw:connector>
        <draw:circle draw:style-name="gr3" draw:text-style-name="P3" xml:id="id147" draw:id="id147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7.607cm" draw:start-shape="id149" draw:start-glue-point="3" draw:end-shape="id148" svg:d="m7900 10409c-1434 0-2150-934-2150-2802">
          <text:p/>
        </draw:connector>
        <draw:circle draw:style-name="gr3" draw:text-style-name="P3" xml:id="id149" draw:id="id149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50" draw:start-glue-point="3" draw:end-shape="id151" draw:end-glue-point="1" svg:d="m7947 12809c-1009 0-336-4-1347-4">
          <text:p/>
        </draw:connector>
        <draw:circle draw:style-name="gr3" draw:text-style-name="P3" xml:id="id150" draw:id="id150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2" draw:start-glue-point="3" draw:end-shape="id153" svg:d="m12100 16075c-354 0-531 471-531 1415">
          <text:p/>
        </draw:connector>
        <draw:circle draw:style-name="gr3" draw:text-style-name="P3" xml:id="id152" draw:id="id152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54" draw:start-glue-point="1" draw:end-shape="id155" svg:d="m16221 19696c913 0 859-3581 108-3581">
          <text:p/>
        </draw:connector>
        <draw:circle draw:style-name="gr3" draw:text-style-name="P3" xml:id="id154" draw:id="id154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56" draw:start-glue-point="3" draw:end-shape="id153" draw:end-glue-point="2" svg:d="m12160 20104c-394 0-591-668-591-2004">
          <text:p/>
        </draw:connector>
        <draw:circle draw:style-name="gr3" draw:text-style-name="P3" xml:id="id156" draw:id="id156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2" draw:id="id142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59" draw:id="id159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57" draw:id="id157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57" draw:start-glue-point="3" draw:end-shape="id141" draw:end-glue-point="0" svg:d="m7871 2385c-1414 0-2121 671-2121 2015">
          <text:p/>
        </draw:connector>
        <draw:circle draw:style-name="gr3" draw:text-style-name="P3" xml:id="id158" draw:id="id158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58" draw:start-glue-point="1" draw:end-shape="id159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2" draw:id="id162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60" draw:id="id160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60" draw:start-glue-point="3" draw:end-shape="id159" draw:end-glue-point="0" svg:d="m14371 2885c-881 0-1321 505-1321 1515">
          <text:p/>
        </draw:connector>
        <draw:circle draw:style-name="gr3" draw:text-style-name="P3" xml:id="id161" draw:id="id161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1" draw:start-glue-point="1" draw:end-shape="id162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2</text:span></text:p>
          </draw:text-box>
        </draw:frame>
        <draw:rect draw:style-name="gr2" draw:text-style-name="P4" xml:id="id164" draw:id="id164" draw:layer="layout" svg:width="4.146cm" svg:height="0.61cm" svg:x="1.354cm" svg:y="17.49cm">
          <text:p text:style-name="P3"><text:span text:style-name="T2">Evaluation Actual</text:span></text:p>
        </draw:rect>
        <draw:rect draw:style-name="gr9" draw:text-style-name="P2" xml:id="id166" draw:id="id166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0" draw:text-style-name="P3" xml:id="id168" draw:id="id168" draw:layer="layout" svg:width="0.229cm" svg:height="0.229cm" svg:x="8.085cm" svg:y="15.59cm">
          <text:p/>
        </draw:circle>
        <draw:rect draw:style-name="gr9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3" draw:start-glue-point="3" draw:end-shape="id164" svg:d="m4085 16075c-439 0-658 471-658 1415">
          <text:p/>
        </draw:connector>
        <draw:circle draw:style-name="gr10" draw:text-style-name="P3" xml:id="id163" draw:id="id163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65" draw:start-glue-point="1" draw:end-shape="id166" svg:d="m8606 19696c751 0 804-3581-106-3581">
          <text:p/>
        </draw:connector>
        <draw:circle draw:style-name="gr10" draw:text-style-name="P3" xml:id="id165" draw:id="id165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67" draw:start-glue-point="3" draw:end-shape="id164" svg:d="m4145 20104c-479 0-718-668-718-2004">
          <text:p/>
        </draw:connector>
        <draw:circle draw:style-name="gr10" draw:text-style-name="P3" xml:id="id167" draw:id="id167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68" draw:start-glue-point="1" draw:end-shape="id144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3H11M59S</meta:editing-duration>
    <meta:editing-cycles>81</meta:editing-cycles>
    <meta:generator>OpenOffice.org/3.4.1$Win32 OpenOffice.org_project/341m1$Build-9593</meta:generator>
    <dc:date>2014-11-29T11:33:26.33</dc:date>
    <dc:creator>Nathan Bunker</dc:creator>
    <meta:printed-by>Nathan Bunker</meta:printed-by>
    <meta:print-date>2014-11-24T20:43:06.97</meta:print-date>
    <meta:document-statistic meta:object-count="397"/>
  </office:meta>
</office:document-meta>
</file>